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160000012121954171.eps"/>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Tahoma" svg:font-family="Tahoma" style:font-family-generic="system" style:font-pitch="variable"/>
  </office:font-face-decls>
  <office:automatic-styles>
    <style:style style:name="Table1" style:family="table">
      <style:table-properties style:width="2.5299in" fo:break-before="auto" fo:break-after="auto" table:align="right"/>
    </style:style>
    <style:style style:name="Table1.A" style:family="table-column">
      <style:table-column-properties style:column-width="1.9014in"/>
    </style:style>
    <style:style style:name="Table1.B" style:family="table-column">
      <style:table-column-properties style:column-width="0.6285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Standard">
      <style:paragraph-properties fo:background-color="transparent">
        <style:tab-stops>
          <style:tab-stop style:position="2.9165in" style:type="char" style:char="."/>
          <style:tab-stop style:position="3.9098in"/>
          <style:tab-stop style:position="3.9862in"/>
          <style:tab-stop style:position="4.0417in"/>
        </style:tab-stops>
        <style:background-image/>
      </style:paragraph-properties>
    </style:style>
    <style:style style:name="P5" style:family="paragraph" style:parent-style-name="Standard" style:master-page-name="">
      <style:paragraph-properties style:page-number="auto" fo:background-color="transparent">
        <style:tab-stops>
          <style:tab-stop style:position="2.9165in" style:type="char" style:char="."/>
          <style:tab-stop style:position="3.9098in"/>
          <style:tab-stop style:position="3.9862in"/>
          <style:tab-stop style:position="4.0417in"/>
        </style:tab-stops>
        <style:background-image/>
      </style:paragraph-properties>
    </style:style>
    <style:style style:name="P6" style:family="paragraph" style:parent-style-name="Heading_20_1" style:master-page-name="First_20_Page">
      <style:paragraph-properties style:page-number="auto"/>
    </style:style>
    <style:style style:name="P7" style:family="paragraph" style:parent-style-name="Heading_20_3" style:list-style-nam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style:vertical-pos="middle" style:vertical-rel="page-content" style:horizontal-pos="center" style:horizontal-rel="page" fo:padding="0in" fo:border="none" style:shadow="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6929in" style:rel-width="100%" draw:z-index="0">
        <draw:text-box fo:min-height="0.2in">
          <text:p text:style-name="Header">KID Is Dirty</text:p>
          <text:p text:style-name="Semi-Subheading">Because he is playing in the MUD</text:p>
          <text:p text:style-name="Subheading">Process Oriented Programming (1DT049), project proposal for group 14, version 1, 2012-04-24</text:p>
          <text:p text:style-name="P5"><text:tab/>Eric Arnerlöv<text:tab/>900406-0092</text:p>
          <text:p text:style-name="P4"><text:tab/>Michael Bergroth<text:tab/>910123-4194</text:p>
          <text:p text:style-name="P4"><text:tab/>Magnus Lång<text:tab/>910409-2672</text:p>
          <text:p text:style-name="P4"><text:tab/>Mikael Wiberg<text:tab/>840526-0194</text:p>
          <text:p text:style-name="Text_20_body"/>
        </draw:text-box>
      </draw:frame>
      <text:p text:style-name="Standard"/>
      <text:h text:style-name="P6" text:outline-level="1">Brainstorm</text:h>
      <text:p text:style-name="Text_20_body">This project proposal started with a brainstorm.</text:p>
      <text:h text:style-name="Heading_20_2" text:outline-level="2">Preconceptions</text:h>
      <text:p text:style-name="Text_20_body">A brainstorm is a useful tool to come up with idéas without restrictions. Everybody is encouraged to participate and no ideas are bad ideas.</text:p>
      <text:h text:style-name="Heading_20_2" text:outline-level="2">Summary</text:h>
      <text:p text:style-name="Text_20_body">These are the ideas that came up during the brainstorm.</text:p>
      <text:h text:style-name="Heading_20_3" text:outline-level="3">Games</text:h>
      <text:h text:style-name="Heading_20_4" text:outline-level="4">Picture guessing game</text:h>
      <text:p text:style-name="Standard">Multiple users are connected to a session with a chat. A picture is gradually revealed to all players, and the first player to type the correct answer (what the picture depicts) gets a point.</text:p>
      <text:p text:style-name="Standard">We plan to explore concurrency by making the server multithreaded (or multiprocess in erlang)</text:p>
      <text:h text:style-name="Heading_20_4" text:outline-level="4">Pictionary</text:h>
      <text:p text:style-name="Standard">Multiple users are connected to a session with a chat. One person is selected to draw a randomly selected word, and the other players are shown his drawing and the first player to type the word gets a point.</text:p>
      <text:p text:style-name="Standard">We plan to explore concurrency by making the server multithreaded (or multiprocess in erlang)</text:p>
      <text:h text:style-name="Heading_20_4" text:outline-level="4">Pong</text:h>
      <text:p text:style-name="Standard">Multiplayer pong.</text:p>
      <text:p text:style-name="Standard">We plan to explore concurrency by making the server multithreaded (or multiprocess in erlang)</text:p>
      <text:h text:style-name="Heading_20_4" text:outline-level="4">Chess</text:h>
      <text:p text:style-name="Standard">Multiplayer chess</text:p>
      <text:p text:style-name="Standard">We plan to explore concurrency by making the server multithreaded (or multiprocess in erlang)</text:p>
      <text:h text:style-name="Heading_20_4" text:outline-level="4">Rouge-like</text:h>
      <text:p text:style-name="Standard">Single player ASCII graphics dungeon explorer game</text:p>
      <text:p text:style-name="Standard">No gain in introducing concurrency, see the next idea instead</text:p>
      <text:h text:style-name="Heading_20_4" text:outline-level="4">MUD</text:h>
      <text:p text:style-name="Standard">Multi User Dungeon. Multiplayer text-based dungeon explorer game.</text:p>
      <text:p text:style-name="Standard">We plan to explore concurrency by making the server multithreaded (or multiprocess in erlang)</text:p>
      <text:h text:style-name="Heading_20_4" text:outline-level="4"><text:soft-page-break/>Multiplayer Breakout</text:h>
      <text:p text:style-name="Standard">Cooperative play breakout clone, where the roof of one players playing field is the bottom of another.</text:p>
      <text:p text:style-name="Standard">We plan to explore concurrency by making the server multithreaded (or multiprocess in erlang)</text:p>
      <text:h text:style-name="Heading_20_3" text:outline-level="3">Creative tools</text:h>
      <text:h text:style-name="Heading_20_4" text:outline-level="4">Multi User Text Editor</text:h>
      <text:p text:style-name="Standard">A text editing service allowing multiple users editing the same text.</text:p>
      <text:p text:style-name="Standard">We plan to explore concurrency by making the server multithreaded (or multiprocess in erlang). The project will have a heavy focus on synchronization.</text:p>
      <text:h text:style-name="Heading_20_4" text:outline-level="4">Multi User Sequencer</text:h>
      <text:p text:style-name="Standard">A sequencer playing a fixed length loop, where several users connect and create their own tracks, and the entire arrangement playing on all users machines.</text:p>
      <text:p text:style-name="Standard">We plan to explore concurrency by making both the server and the client multithreaded (or multiprocess in erlang).</text:p>
      <text:h text:style-name="Heading_20_4" text:outline-level="4">Multi user image editor</text:h>
      <text:p text:style-name="Standard">A drawing canvas where several users can draw.</text:p>
      <text:p text:style-name="Standard">We plan to explore concurrency by making the server multithreaded (or multiprocess in erlang).</text:p>
      <text:h text:style-name="P7" text:outline-level="3">Services</text:h>
      <text:h text:style-name="Heading_20_4" text:outline-level="4">Chat server</text:h>
      <text:p text:style-name="Standard">Chat server.</text:p>
      <text:p text:style-name="Standard">We plan to explore concurrency by making the server multithreaded (or multiprocess in erlang).</text:p>
      <text:h text:style-name="Heading_20_4" text:outline-level="4">Ticket reservation system</text:h>
      <text:p text:style-name="Standard">Multiple users can reserve tickets from a limited supply.</text:p>
      <text:p text:style-name="Standard">We plan to explore concurrency by making the server multithreaded (or multiprocess in erlang). The project will have a heavy focus on synchronization.</text:p>
      <text:h text:style-name="Heading_20_2" text:outline-level="2">Conclusions</text:h>
      <text:p text:style-name="Text_20_body">The brainstorm worked well. All members contributed and several interesting ideas was spawned in the discussions. We could have improved the process by having prepared individually to have more <text:s/>ideas to work from, because the slowest part was the beginning of the brainstorm. We learned that one easily gets stuck in one line of thought, and has problems to thinking outside the box.</text:p>
      <text:h text:style-name="Heading_20_1" text:outline-level="1"><text:soft-page-break/>Project selection</text:h>
      <text:p text:style-name="Text_20_body">We selected MUD as our idea for our project. We three projects, Picture guessing game, MUD and Multi User Sequencer as the projects we felt particularly interested in. We finally chose the MUD because everybody was excited about it and it seemed easy to scale in scope.</text:p>
      <text:p text:style-name="Text_20_body">We found the MUD especially interesting because it is different to the kinds of programming tasks we are usually assigned, and because of it's larger scale we think it will be a more engaging project.</text:p>
      <text:p text:style-name="Text_20_body">We hope to during this project learn how to write larger systems in erlang, and how they fit together. We also hope to learn from each other and the dynamics of working in a group. Also we think the scalability requirement of a server will be interesting to fulfill.</text:p>
      <text:p text:style-name="Text_20_body">The main challenges will be the network programming, because we have the least experience in that area, and the synchronization because we do not really know what will be required of it.</text:p>
      <text:h text:style-name="Heading_20_1" text:outline-level="1"><draw:frame draw:style-name="fr2" draw:name="Frame2" text:anchor-type="paragraph" svg:x="3.0319in" svg:y="0.2366in" svg:width="3.6492in" draw:z-index="1"><draw:text-box fo:min-height="2.0252in"><text:p text:style-name="Figure"><draw:frame draw:style-name="fr4" draw:name="graphics1" text:anchor-type="paragraph" svg:x="0.0016in" svg:y="0.0008in" svg:width="3.6492in" style:rel-width="100%" svg:height="2.0252in" style:rel-height="scale" draw:z-index="2"><draw:image xlink:href="Pictures/20000002000002160000012121954171.eps" xlink:type="simple" xlink:show="embed" xlink:actuate="onLoad"/></draw:frame>Figure <text:sequence text:ref-name="refFigure0" text:name="Figure" text:formula="ooow:Figure+1" style:num-format="1">1</text:sequence>: Components of the system</text:p></draw:text-box></draw:frame>System Architecture</text:h>
      <text:p text:style-name="Text_20_body">A MUD (Multi User Dungeon) is a text-based online game where players perform actions by typing them (such as “go north” or “attack goblin”). The world is partitioned into <text:span text:style-name="T1">zones</text:span><text:span text:style-name="T2">, and each player exists in one zone <text:s/>at any one time, and can move to neighboring zones. Zones can be occupied by several players as well as one or more NPC (Non player characters) that can be interacted with (e.g. attacked).</text:span></text:p>
      <text:p text:style-name="Text_20_body">The system was broken down into the following parts, and interface as indicated in <text:sequence-ref text:reference-format="value" text:ref-name="refFigure0">1</text:sequence-ref>Figure <text:sequence-ref text:reference-format="value" text:ref-name="refFigure0">1</text:sequence-ref>.</text:p>
      <text:h text:style-name="Heading_20_2" text:outline-level="2">Network</text:h>
      <text:p text:style-name="Text_20_body">Listening at incoming connections. Spawns a front-end process for each connection.</text:p>
      <text:h text:style-name="Heading_20_2" text:outline-level="2">Terminal Emulator</text:h>
      <text:p text:style-name="Text_20_body">Read input from the <text:s/>user and sends it to the “Front End”. Allows the user to write an action whilst messages are outputted to his screen.</text:p>
      <text:h text:style-name="Heading_20_2" text:outline-level="2">Front End</text:h>
      <text:p text:style-name="Text_20_body">The “Front End” will handle all the inputs and interpret information which it will send to the right module. The front also simulates player behaviour such as moving or dying.</text:p>
      <text:h text:style-name="Heading_20_2" text:outline-level="2">Zones</text:h>
      <text:p text:style-name="Text_20_body">Each zone will have their own process to handle information.</text:p>
      <text:p text:style-name="Text_20_body">The zones are active only if there is player in that zone.</text:p>
      <text:p text:style-name="Text_20_body">When a zone is active, it will have their own process to handle that zone.</text:p>
      <text:p text:style-name="Text_20_body">When a zone is inactive, it will be stored in the database.</text:p>
      <text:h text:style-name="Heading_20_2" text:outline-level="2"><text:soft-page-break/>Zone-Master</text:h>
      <text:p text:style-name="Text_20_body">When the player connect to the game, the “Zone-Master” will spawn the player in the correct zone. If that zone is inactive it will start up a process to handle that zone.</text:p>
      <text:h text:style-name="Heading_20_2" text:outline-level="2">Database</text:h>
      <text:p text:style-name="Text_20_body">The database will contain the information about the player, the zones and the monsters.</text:p>
      <text:h text:style-name="Heading_20_2" text:outline-level="2">Rationale</text:h>
      <text:p text:style-name="Text_20_body">We chose this particular decomposition because it was an intuitive solution to the requirements we had on the system. We believe this decomposition will allow us to make our solution highly concurrent and scalable, without making it overly complicated.</text:p>
      <text:h text:style-name="Heading_20_1" text:outline-level="1">Concurrency and programming languages</text:h>
      <text:p text:style-name="Text_20_body">We have chosen Erlang as the language for this project. We believe it has the concurrency tools we need to make our solution scalable. By using the highly integrated message-passed concurrency model, the concurrency will take minimal effort compared to more traditional programming languages, such as C or Java.</text:p>
      <text:h text:style-name="Heading_20_1" text:outline-level="1"><draw:frame draw:style-name="fr3" draw:name="Frame3" text:anchor-type="paragraph" svg:x="3.9402in" svg:y="0.2598in" svg:width="2.6665in" draw:z-index="3"><draw:text-box fo:min-height="2.1543in"><text:p text:style-name="Standard"/><table:table table:name="Table1" table:style-name="Table1"><table:table-column table:style-name="Table1.A"/><table:table-column table:style-name="Table1.B"/><table:table-row><table:table-cell table:style-name="Table1.A1" office:value-type="string"><text:p text:style-name="P3">Source code editor</text:p></table:table-cell><table:table-cell table:style-name="Table1.B1" office:value-type="string"><text:p text:style-name="P3">Emacs</text:p></table:table-cell></table:table-row><table:table-row><table:table-cell table:style-name="Table1.A2" office:value-type="string"><text:p text:style-name="P3">Revision control</text:p></table:table-cell><table:table-cell table:style-name="Table1.B2" office:value-type="string"><text:p text:style-name="P3">Git</text:p></table:table-cell></table:table-row><table:table-row><table:table-cell table:style-name="Table1.A2" office:value-type="string"><text:p text:style-name="P3">Source hosting</text:p></table:table-cell><table:table-cell table:style-name="Table1.B2" office:value-type="string"><text:p text:style-name="P3">GitHub</text:p></table:table-cell></table:table-row><table:table-row><table:table-cell table:style-name="Table1.A2" office:value-type="string"><text:p text:style-name="P3">Build tool</text:p></table:table-cell><table:table-cell table:style-name="Table1.B2" office:value-type="string"><text:p text:style-name="P3">Rebar</text:p></table:table-cell></table:table-row><table:table-row><table:table-cell table:style-name="Table1.A2" office:value-type="string"><text:p text:style-name="P3">Unit testing</text:p></table:table-cell><table:table-cell table:style-name="Table1.B2" office:value-type="string"><text:p text:style-name="P3">Eunit</text:p></table:table-cell></table:table-row><table:table-row><table:table-cell table:style-name="Table1.A2" office:value-type="string"><text:p text:style-name="P3">Documentation generation</text:p></table:table-cell><table:table-cell table:style-name="Table1.B2" office:value-type="string"><text:p text:style-name="P3">EDoc</text:p></table:table-cell></table:table-row></table:table><text:p text:style-name="P2"/><text:p text:style-name="Table">Table <text:sequence text:ref-name="refTable0" text:name="Table" text:formula="ooow:Table+1" style:num-format="1">1</text:sequence>: Tools</text:p></draw:text-box></draw:frame>Development tools</text:h>
      <text:p text:style-name="Text_20_body">We plan to use the following tools (see Table <text:sequence-ref text:reference-format="value" text:ref-name="refTable0">1</text:sequence-ref>) for our project.</text:p>
      <text:h text:style-name="Heading_20_2" text:outline-level="2">Source code editor</text:h>
      <text:p text:style-name="Text_20_body">We will use Emacs (or similar text editor) for our project. We did try Erlide<text:note text:id="ftn1" text:note-class="footnote"><text:note-citation>1</text:note-citation><text:note-body><text:p text:style-name="Footnote">http://erlide.org/</text:p></text:note-body></text:note> but came to the conclusion that it wasn't for us, and that the obstacle of learning a new editor wasn't worth the advantages.</text:p>
      <text:h text:style-name="Heading_20_2" text:outline-level="2">Revision control and source code management</text:h>
      <text:p text:style-name="Text_20_body">We have chosen to use Git for our source control, because it is fast, popular, distributed and there is several free hosting services for it. We plan to use Git<text:note text:id="ftn2" text:note-class="footnote"><text:note-citation>2</text:note-citation><text:note-body><text:p text:style-name="Footnote">http://git-scm.com/</text:p></text:note-body></text:note> as a tool to enable us to work at the same time without having to worry. For hosting we plan to use GitHub<text:note text:id="ftn3" text:note-class="footnote"><text:note-citation>3</text:note-citation><text:note-body><text:p text:style-name="Footnote">http://github.com/</text:p></text:note-body></text:note>. We plan to use it as a central repository for our source code.</text:p>
      <text:h text:style-name="Heading_20_2" text:outline-level="2">Build tool</text:h>
      <text:p text:style-name="Text_20_body">For automated building and testing we plan to use Rebar<text:note text:id="ftn4" text:note-class="footnote"><text:note-citation>4</text:note-citation><text:note-body><text:p text:style-name="Footnote">https://github.com/basho/rebar/wiki</text:p></text:note-body></text:note>, which is a Erlang specific build tool. We believe that it is better suited to the nature of Erlang projects than Make, and thus will be less of a <text:soft-page-break/>hassle to use. It also integrates into Git and Eunit automatically.</text:p>
      <text:h text:style-name="Heading_20_2" text:outline-level="2">Unit testing</text:h>
      <text:p text:style-name="Text_20_body">For unit tests we will use Eunit<text:note text:id="ftn5" text:note-class="footnote"><text:note-citation>5</text:note-citation><text:note-body><text:p text:style-name="Footnote">http://www.erlang.org/doc/apps/eunit/chapter.html</text:p></text:note-body></text:note> as we are already somewhat familiar with it, and it is the most used unit testing library for Erlang. We plan to use Eunit for regression testing so that we do not unintentionally break something that is already working. This includes adding failing unit tests as the first step of bugfixing.</text:p>
      <text:h text:style-name="Heading_20_2" text:outline-level="2">Documentation generation</text:h>
      <text:p text:style-name="Text_20_body">We plan to use EDoc<text:note text:id="ftn6" text:note-class="footnote"><text:note-citation>6</text:note-citation><text:note-body><text:p text:style-name="Footnote">http://www.erlang.org/doc/apps/edoc/chapter.html</text:p></text:note-body></text:note> for documentation generation as it is very easy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FZSongTi"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098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FZSongT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Subheading" style:family="paragraph" style:parent-style-name="Text_20_body" style:class="extra" style:master-page-name="">
      <style:paragraph-properties fo:text-align="center" style:justify-single-word="false" style:page-number="auto"/>
      <style:text-properties fo:font-style="italic"/>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3.3465in" style:type="center"/>
          <style:tab-stop style:position="6.6929in" style:type="right"/>
        </style:tab-stops>
      </style:paragraph-properties>
      <style:text-properties fo:font-size="22pt" fo:font-weight="bold"/>
    </style:style>
    <style:style style:name="Figure" style:family="paragraph" style:parent-style-name="Caption"/>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FZSongTi" style:font-size-asian="12pt" style:font-weight-asian="bold" style:font-name-complex="Tahoma" style:font-size-complex="12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Semi-Subheading" style:family="paragraph" style:parent-style-name="Header" style:class="extra">
      <style:text-properties fo:font-size="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8T15:19:57</meta:creation-date>
    <dc:date>2012-04-24T14:54:52</dc:date>
    <meta:editing-duration>PT04H00M14S</meta:editing-duration>
    <meta:editing-cycles>6</meta:editing-cycles>
    <meta:generator>StarOffice/9$Solaris_x86 OpenOffice.org_project/320m12$Build-9483</meta:generator>
    <meta:document-statistic meta:table-count="1" meta:image-count="1" meta:object-count="0" meta:page-count="6" meta:paragraph-count="114" meta:word-count="1364" meta:character-count="8147"/>
  </office:meta>
</office:document-meta>
</file>